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99cccc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99cc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cc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99cccc" style:text-align-source="fix" style:repeat-content="false" fo:border-left="none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column table:style-name="co1" table:default-cell-style-name="Default"/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Instancias</text:p>
          </table:table-cell>
          <table:table-cell table:style-name="ce2" office:value-type="string" calcext:value-type="string">
            <text:p>Ejecuciones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distanceInit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Población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Easy1</text:p>
          </table:table-cell>
          <table:table-cell table:style-name="ce6" office:value-type="float" office:value="30" calcext:value-type="float">
            <text:p>30</text:p>
          </table:table-cell>
          <table:table-cell table:style-name="ce10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float" office:value="0.01" calcext:value-type="float">
            <text:p>0.01</text:p>
          </table:table-cell>
          <table:table-cell table:style-name="ce6" office:value-type="float" office:value="0.5" calcext:value-type="float">
            <text:p>0.5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Easy2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1" calcext:value-type="float">
            <text:p>0.01</text:p>
          </table:table-cell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Easy3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1" calcext:value-type="float">
            <text:p>0.01</text:p>
          </table:table-cell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Medium1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.01" calcext:value-type="float">
            <text:p>0.01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Medium2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.01" calcext:value-type="float">
            <text:p>0.01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Medium3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.01" calcext:value-type="float">
            <text:p>0.01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Hard1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1" calcext:value-type="float">
            <text:p>0.01</text:p>
          </table:table-cell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Hard2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1" calcext:value-type="float">
            <text:p>0.01</text:p>
          </table:table-cell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Hard3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1" calcext:value-type="float">
            <text:p>0.01</text:p>
          </table:table-cell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Evil1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.01" calcext:value-type="float">
            <text:p>0.01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Evil2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.01" calcext:value-type="float">
            <text:p>0.01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Evil3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.01" calcext:value-type="float">
            <text:p>0.01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SD1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1" calcext:value-type="float">
            <text:p>0.01</text:p>
          </table:table-cell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SD2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1" calcext:value-type="float">
            <text:p>0.01</text:p>
          </table:table-cell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SD3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1" calcext:value-type="float">
            <text:p>0.01</text:p>
          </table:table-cell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SS1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.01" calcext:value-type="float">
            <text:p>0.01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SS2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.01" calcext:value-type="float">
            <text:p>0.01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SS3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.01" calcext:value-type="float">
            <text:p>0.01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SS4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.01" calcext:value-type="float">
            <text:p>0.01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Film1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1" calcext:value-type="float">
            <text:p>0.01</text:p>
          </table:table-cell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Film2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1" calcext:value-type="float">
            <text:p>0.01</text:p>
          </table:table-cell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kala</text:p>
          </table:table-cell>
          <table:table-cell table:style-name="ce9" office:value-type="float" office:value="30" calcext:value-type="float">
            <text:p>30</text:p>
          </table:table-cell>
          <table:table-cell table:style-name="ce12" office:value-type="float" office:value="100" calcext:value-type="float">
            <text:p>100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.01" calcext:value-type="float">
            <text:p>0.01</text:p>
          </table:table-cell>
          <table:table-cell table:style-name="ce9" office:value-type="float" office:value="0.5" calcext:value-type="float">
            <text:p>0.5</text:p>
          </table:table-cell>
          <table:table-cell table:style-name="ce15" office:value-type="float" office:value="100" calcext:value-type="float">
            <text:p>100</text:p>
          </table:table-cell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22:41:27.058477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0:57:57.359939905</meta:creation-date>
    <dc:date>2016-04-22T22:49:52.939928367</dc:date>
    <meta:editing-duration>PT8H17M3S</meta:editing-duration>
    <meta:editing-cycles>4</meta:editing-cycles>
    <meta:generator>LibreOffice/4.2.8.2$Linux_X86_64 LibreOffice_project/420m0$Build-2</meta:generator>
    <meta:document-statistic meta:table-count="1" meta:cell-count="161" meta:object-count="0"/>
  </office:meta>
</office:document-meta>
</file>